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ldinkins</text:p>
      <text:p text:style-name="Text_20_body">Team name: gitpub</text:p>
      <text:p text:style-name="Text_20_body">Today's date: 10-12-16</text:p>
      <text:h text:style-name="Heading_20_1" text:outline-level="1">What tools have you we worked with so far in this class?</text:h>
      <text:p text:style-name="First_20_paragraph">In this class we have worked with <text:span text:style-name="T3">GitHub</text:span> and <text:span text:style-name="T4">Cloud9</text:span> primarily. Through these we have learned Markdown, HTML, CSS and some Linux.</text:p>
      <text:h text:style-name="Heading_20_1" text:outline-level="1">Which have you found most potentially useful?</text:h>
      <text:h text:style-name="Heading_20_2" text:outline-level="2">Why?</text:h>
      <text:p text:style-name="First_20_paragraph">I found learning about GitHub the most interesting and useful. I never knew what an open source site was like before and how it would be benefitial. Even if I never use it again learning about GitHub has expanded my tech vocabulary and understanding.</text:p>
      <text:h text:style-name="Heading_20_1" text:outline-level="1">What tools have been the most difficult to learn?</text:h>
      <text:h text:style-name="Heading_20_2" text:outline-level="2">Why have they been particularly difficult to learn and use?</text:h>
      <text:p text:style-name="First_20_paragraph">For me, learning Markdown and HTML has been the most difficult. It just doesn't come naturally to me to remember what each sysmbol does to change the text styles. I think Markdown and HTML have been the most difficult because it is so many little things to memorize. It's more like learning a whole new language. The git commands are more intuative.</text:p>
      <text:h text:style-name="Heading_20_1" text:outline-level="1">What tools would you like to learn more about?</text:h>
      <text:list text:style-name="L2">
        <text:list-item>
          <text:p text:style-name="P2">CSS</text:p>
        </text:list-item>
        <text:list-item>
          <text:p text:style-name="P2">HTML</text:p>
        </text:list-item>
        <text:list-item>
          <text:p text:style-name="P2">GitHub</text:p>
        </text:list-item>
      </text:list>
      <text:p text:style-name="Horizontal_20_Line"/>
      <text:p text:style-name="First_20_paragraph"><text:span text:style-name="T5">When</text:span><text:span text:style-name="T6"> </text:span><text:span text:style-name="T7">you</text:span><text:span text:style-name="T8"> </text:span><text:span text:style-name="T9">are</text:span><text:span text:style-name="T10"> </text:span><text:span text:style-name="T11">finished</text:span><text:span text:style-name="T12"> </text:span><text:span text:style-name="T13">with</text:span><text:span text:style-name="T14"> </text:span><text:span text:style-name="T15">the</text:span><text:span text:style-name="T16"> </text:span><text:span text:style-name="T17">questions</text:span><text:span text:style-name="T18"> </text:span><text:span text:style-name="T19">in</text:span><text:span text:style-name="T20"> </text:span><text:span text:style-name="T21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